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ly 5, 2021 (02:53:5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5T18:54:08Z</meta:creation-date>
    <dc:date>2021-07-05T18:54:08Z</dc:date>
    <meta:user-defined meta:name="date" meta:value-type="string">July   5, 2021 (02:53:5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